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4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A 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0"/>
      <text:p text:style-name="P51"><text:span text:style-name="Знак_20_примечания"><text:span text:style-name="T64">Calibration means</text:span></text:span><text:span text:style-name="Знак_20_примечания"><text:span text:style-name="T66">:</text:span></text:span><text:span text:style-name="Знак_20_примечания"><text:span text:style-name="T65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<text:line-break/><text:tab/>- $eng_facility_130;</text:span></text:span><text:span text:style-name="Знак_20_примечания"><text:span text:style-name="T63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A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2"><text:span text:style-name="T19">Average value</text:span>, </text:p>
            <text:p text:style-name="P33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33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A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3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51:10.04</dc:date>
    <meta:editing-duration>P3DT15H43M54S</meta:editing-duration>
    <meta:editing-cycles>456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301"/>
  </office:meta>
</office:document-meta>
</file>